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opacity="11%" draw:textarea-horizontal-align="justify" draw:textarea-vertical-align="middle" draw:auto-grow-height="false" fo:min-height="8.904cm" fo:min-width="26.854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6.916cm" fo:min-width="5.366cm" draw:shadow="visible" draw:shadow-opacity="100%"/>
    </style:style>
    <style:style style:name="gr3" style:family="graphic" style:parent-style-name="standard">
      <style:graphic-properties draw:stroke="none" draw:fill="none" fo:min-height="6.523cm"/>
    </style:style>
    <style:style style:name="gr4" style:family="graphic" style:parent-style-name="standard">
      <style:graphic-properties draw:stroke="none" svg:stroke-color="#000000" draw:fill="none" draw:fill-color="#ffffff" fo:min-height="1.06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fill-color="#ff6600" draw:opacity="50%" draw:textarea-horizontal-align="justify" draw:textarea-vertical-align="middle" draw:auto-grow-height="false" fo:min-height="1.358cm" fo:min-width="1.656cm" draw:shadow="hidden" draw:shadow-opacity="60%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.731cm" fo:min-width="1.224cm" draw:shadow="hidden"/>
    </style:style>
    <style:style style:name="gr9" style:family="graphic" style:parent-style-name="standard">
      <style:graphic-properties draw:fill-color="#999999" draw:opacity="50%" draw:textarea-horizontal-align="justify" draw:textarea-vertical-align="middle" draw:auto-grow-height="false" fo:min-height="1.073cm" fo:min-width="0.756cm" draw:shadow="hidden"/>
    </style:style>
    <style:style style:name="gr10" style:family="graphic" style:parent-style-name="standard">
      <style:graphic-properties draw:stroke="none" svg:stroke-color="#000000" draw:fill="none" draw:fill-color="#ffffff" fo:min-height="0.677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opacity="11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6600" draw:opacity="50%"/>
      <style:paragraph-properties fo:text-align="center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opacity="5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999999" draw:opacity="50%"/>
      <style:paragraph-properties fo:text-align="center"/>
      <style:text-properties fo:font-size="9pt" style:font-size-asian="9pt" style:font-size-complex="9pt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4cm" svg:height="10.2cm" svg:x="0.697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5cm" svg:height="7.8cm" svg:x="0.619cm" svg:y="12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778cm" svg:height="6.773cm" svg:x="0.619cm" svg:y="13.527cm">
          <draw:text-box>
            <text:p>[ cond{1} | weight{1} ]</text:p>
            <text:p>[ cond{2} | weight{2} ]</text:p>
            <text:p>.</text:p>
            <text:p>.</text:p>
            <text:p>.</text:p>
            <text:p>[ cond{n} | weight{n} ]</text:p>
          </draw:text-box>
        </draw:frame>
        <draw:frame draw:style-name="gr4" draw:text-style-name="P5" draw:layer="layout" svg:width="28.2cm" svg:height="1.319cm" svg:x="0.797cm" svg:y="3.1cm">
          <draw:text-box>
            <text:p text:style-name="P4"><text:span text:style-name="T1">DESIRED_Sites</text:span><text:span text:style-name="T1">_Orig = <text:s/></text:span><text:span text:style-name="T1">[‘T2_ES_CIEMA</text:span><text:span text:style-name="T1">T’, </text:span><text:span text:style-name="T1">‘T2_US_Wiscon</text:span><text:span text:style-name="T1">sin’, </text:span><text:span text:style-name="T1">‘T2_DE_DESY’, </text:span><text:span text:style-name="T1">‘T3_UK_London</text:span><text:span text:style-name="T1">_RHUL’, </text:span><text:span text:style-name="T1">‘T2_BE_IIHE,T2</text:span><text:span text:style-name="T1">_CH_CERN’, ... </text:span><text:span text:style-name="T1">]</text:span></text:p>
          </draw:text-box>
        </draw:frame>
        <draw:frame draw:style-name="gr5" draw:text-style-name="P7" draw:layer="layout" svg:width="4.2cm" svg:height="1cm" svg:x="2.019cm" svg:y="12.327cm">
          <draw:text-box>
            <text:p text:style-name="P6"><text:span text:style-name="T2">Estimator :</text:span></text:p>
          </draw:text-box>
        </draw:frame>
        <draw:frame draw:style-name="gr6" draw:text-style-name="P8" draw:layer="layout" svg:width="5.5cm" svg:height="0.962cm" svg:x="11.197cm" svg:y="1.538cm">
          <draw:text-box>
            <text:p>DestGenerator:</text:p>
          </draw:text-box>
        </draw:frame>
        <draw:g>
          <draw:custom-shape draw:style-name="gr7" draw:text-style-name="P9" draw:layer="layout" svg:width="3.048cm" svg:height="2.272cm" svg:x="1.115cm" svg:y="4.61cm">
            <text:p text:style-name="P2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2.438cm" svg:height="1.385cm" svg:x="3.443cm" svg:y="5.18cm">
            <text:p text:style-name="P10"><text:span text:style-name="T3">+[ *_ES_*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774cm" svg:height="1.869cm" svg:x="2.999cm" svg:y="6.066cm">
            <text:p text:style-name="P10"><text:span text:style-name="T3">-[ Limited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1.829cm" svg:height="0.927cm" svg:x="1.17cm" svg:y="5.537cm">
            <draw:text-box>
              <text:p text:style-name="P13"><text:span text:style-name="T3">+[ T2_* ]</text:span></text:p>
            </draw:text-box>
          </draw:frame>
          <draw:frame draw:style-name="gr10" draw:text-style-name="P14" draw:layer="layout" svg:width="1.829cm" svg:height="0.927cm" svg:x="1.171cm" svg:y="5.538cm">
            <draw:text-box>
              <text:p text:style-name="P13"><text:span text:style-name="T3">+[ T2_* ]</text:span></text:p>
            </draw:text-box>
          </draw:frame>
        </draw:g>
        <draw:g>
          <draw:custom-shape draw:style-name="gr7" draw:text-style-name="P9" draw:layer="layout" svg:width="3.048cm" svg:height="2.272cm" svg:x="20.931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2.438cm" svg:height="1.385cm" svg:x="23.259cm" svg:y="5.17cm">
            <text:p text:style-name="P10"><text:span text:style-name="T3">+[ *_US_*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774cm" svg:height="1.869cm" svg:x="22.815cm" svg:y="6.056cm">
            <text:p text:style-name="P10"><text:span text:style-name="T3">-[ Limited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1.829cm" svg:height="0.927cm" svg:x="20.986cm" svg:y="5.527cm">
            <draw:text-box>
              <text:p text:style-name="P13"><text:span text:style-name="T3">+[ T2_* ]</text:span></text:p>
            </draw:text-box>
          </draw:frame>
        </draw:g>
        <draw:g>
          <draw:custom-shape draw:style-name="gr7" draw:text-style-name="P9" draw:layer="layout" svg:width="3.048cm" svg:height="2.272cm" svg:x="6.097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2.438cm" svg:height="1.385cm" svg:x="8.425cm" svg:y="5.17cm">
            <text:p text:style-name="P10"><text:span text:style-name="T3">+[ *_US_*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774cm" svg:height="1.869cm" svg:x="7.981cm" svg:y="6.056cm">
            <text:p text:style-name="P10"><text:span text:style-name="T3">-[ Limited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1.829cm" svg:height="0.927cm" svg:x="6.152cm" svg:y="5.527cm">
            <draw:text-box>
              <text:p text:style-name="P13"><text:span text:style-name="T3">+[ T2_* ]</text:span></text:p>
            </draw:text-box>
          </draw:frame>
        </draw:g>
        <draw:g>
          <draw:custom-shape draw:style-name="gr7" draw:text-style-name="P9" draw:layer="layout" svg:width="3.048cm" svg:height="2.272cm" svg:x="11.031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2.438cm" svg:height="1.385cm" svg:x="13.359cm" svg:y="5.17cm">
            <text:p text:style-name="P10"><text:span text:style-name="T3">+[ *_US_*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774cm" svg:height="1.869cm" svg:x="12.915cm" svg:y="6.056cm">
            <text:p text:style-name="P10"><text:span text:style-name="T3">-[ Limited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1.829cm" svg:height="0.927cm" svg:x="11.086cm" svg:y="5.527cm">
            <draw:text-box>
              <text:p text:style-name="P13"><text:span text:style-name="T3">+[ T2_* ]</text:span></text:p>
            </draw:text-box>
          </draw:frame>
        </draw:g>
        <draw:g>
          <draw:custom-shape draw:style-name="gr7" draw:text-style-name="P9" draw:layer="layout" svg:width="3.048cm" svg:height="2.272cm" svg:x="15.997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2.438cm" svg:height="1.385cm" svg:x="18.325cm" svg:y="5.17cm">
            <text:p text:style-name="P10"><text:span text:style-name="T3">+[ *_US_*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774cm" svg:height="1.869cm" svg:x="17.881cm" svg:y="6.056cm">
            <text:p text:style-name="P10"><text:span text:style-name="T3">-[ Limited ]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1.829cm" svg:height="0.927cm" svg:x="16.052cm" svg:y="5.527cm">
            <draw:text-box>
              <text:p text:style-name="P13"><text:span text:style-name="T3">+[ T2_* ]</text:span></text:p>
            </draw:text-box>
          </draw:frame>
        </draw:g>
        <draw:frame draw:style-name="gr11" draw:text-style-name="P5" draw:layer="layout" svg:width="26.8cm" svg:height="1.673cm" svg:x="0.897cm" svg:y="9cm">
          <draw:text-box>
            <text:p text:style-name="P4"><text:span text:style-name="T1">DESIRED_Sites = <text:s/>[‘T3_UK_London_QMUL,T2_IN_TIFR,T2_ES_CIEMAT,T3_UK_ScotGrid_GLA,T2_CH_CERN_HLT,T2_US_Wisconsin,T2_DE_DESY,T3_UK_London_RHUL,T2_BE_IIHE,T2_CH_CERN,T3_UK_SGrid_Oxford,T2_US_Purdue,T2_UK_London_IC,T2_BE_UCL,T2_ES_IFCA, ... ]</text:span></text:p>
          </draw:text-box>
        </draw:frame>
        <draw:line draw:style-name="gr12" draw:text-style-name="P15" draw:layer="layout" svg:x1="5.597cm" svg:y1="3.6cm" svg:x2="3.797cm" svg:y2="5.2cm">
          <text:p/>
        </draw:line>
        <draw:line draw:style-name="gr12" draw:text-style-name="P15" draw:layer="layout" svg:x1="8.097cm" svg:y1="3.6cm" svg:x2="7.897cm" svg:y2="5.2cm">
          <text:p/>
        </draw:line>
        <draw:line draw:style-name="gr12" draw:text-style-name="P15" draw:layer="layout" svg:x1="11.097cm" svg:y1="3.7cm" svg:x2="12.297cm" svg:y2="5.1cm">
          <text:p/>
        </draw:line>
        <draw:line draw:style-name="gr12" draw:text-style-name="P15" draw:layer="layout" svg:x1="14.497cm" svg:y1="3.6cm" svg:x2="17.197cm" svg:y2="5cm">
          <text:p/>
        </draw:line>
        <draw:line draw:style-name="gr12" draw:text-style-name="P15" draw:layer="layout" svg:x1="18.397cm" svg:y1="3.6cm" svg:x2="22.097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316cm" fo:margin-left="0.597cm" fo:margin-right="0.4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20:55:27.783285890</meta:creation-date>
    <dc:date>2017-11-14T00:44:57.183932907</dc:date>
    <meta:editing-duration>PT58M28S</meta:editing-duration>
    <meta:editing-cycles>10</meta:editing-cycles>
    <meta:generator>LibreOffice/5.2.7.2$Linux_X86_64 LibreOffice_project/20m0$Build-2</meta:generator>
    <meta:document-statistic meta:object-count="38"/>
  </office:meta>
</office:document-meta>
</file>